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2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018c5" fo:background-color="#fffffe"/>
    </style:style>
    <style:style style:name="P3" style:family="paragraph" style:parent-style-name="Standard">
      <style:paragraph-properties style:line-height-at-least="0.198in"/>
      <style:text-properties fo:color="#000000" style:font-name="Consolas" fo:font-size="18pt" fo:font-weight="normal" officeooo:paragraph-rsid="0014db9d" fo:background-color="#fffffe" style:font-size-asian="15.75pt" style:font-size-complex="18pt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6" style:family="paragraph" style:parent-style-name="Standard">
      <style:paragraph-properties style:line-height-at-least="0.198in"/>
      <style:text-properties fo:color="#008000" style:font-name="Consolas" fo:font-size="10.5pt" fo:font-weight="normal" officeooo:paragraph-rsid="001018c5" fo:background-color="#fffffe"/>
    </style:style>
    <style:style style:name="P7" style:family="paragraph" style:parent-style-name="Standard">
      <style:paragraph-properties fo:line-height="145%"/>
    </style:style>
    <style:style style:name="P8" style:family="paragraph" style:parent-style-name="Standard">
      <style:paragraph-properties fo:margin-left="0in" fo:margin-right="0in" fo:line-height="145%" fo:orphans="2" fo:widows="2" fo:text-indent="0in" style:auto-text-indent="false"/>
    </style:style>
    <style:style style:name="P9" style:family="paragraph" style:parent-style-name="Standard">
      <style:paragraph-properties fo:margin-left="0in" fo:margin-right="0in" fo:line-height="145%" fo:orphans="2" fo:widows="2" fo:text-indent="0in" style:auto-text-indent="false"/>
      <style:text-properties fo:color="#000000" style:font-name="Consolas" fo:font-size="10.5pt" fo:font-weight="normal" fo:background-color="#fffffe"/>
    </style:style>
    <style:style style:name="P10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onsolas" fo:font-size="10.5pt" fo:letter-spacing="normal" fo:font-style="normal" fo:font-weight="normal" fo:background-color="#fffffe"/>
    </style:style>
    <style:style style:name="P11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485768" style:font-name="Lato1" fo:font-size="12pt" fo:letter-spacing="normal" fo:font-style="normal" fo:font-weight="normal"/>
    </style:style>
    <style:style style:name="P12" style:family="paragraph" style:parent-style-name="Text_20_body">
      <style:paragraph-properties fo:margin-left="0in" fo:margin-right="0in" fo:line-height="145%" fo:orphans="2" fo:widows="2" fo:text-indent="0in" style:auto-text-indent="false"/>
    </style:style>
    <style:style style:name="P13" style:family="paragraph" style:parent-style-name="Heading_20_2">
      <style:paragraph-properties fo:margin-left="0in" fo:margin-right="0in" fo:line-height="145%" fo:orphans="2" fo:widows="2" fo:text-indent="0in" style:auto-text-indent="false"/>
      <style:text-properties fo:font-variant="normal" fo:text-transform="none" fo:color="#485768" style:font-name="Lato" fo:letter-spacing="normal" fo:font-style="normal" fo:font-weight="normal"/>
    </style:style>
    <style:style style:name="P14" style:family="paragraph" style:parent-style-name="Heading_20_2">
      <style:paragraph-properties fo:margin-left="0in" fo:margin-right="0in" fo:line-height="145%" fo:orphans="2" fo:widows="2" fo:text-indent="0in" style:auto-text-indent="false"/>
    </style:style>
    <style:style style:name="P15" style:family="paragraph" style:parent-style-name="Standard">
      <style:paragraph-properties fo:margin-top="0in" fo:margin-bottom="0.1965in" loext:contextual-spacing="false" style:line-height-at-least="0.198in"/>
    </style:style>
    <style:style style:name="P16" style:family="paragraph" style:parent-style-name="Text_20_body">
      <style:text-properties fo:font-variant="normal" fo:text-transform="none" fo:color="#485768" style:font-name="Lato" fo:letter-spacing="normal" fo:font-style="normal" fo:font-weight="normal"/>
    </style:style>
    <style:style style:name="P17" style:family="paragraph" style:parent-style-name="Text_20_body">
      <style:paragraph-properties style:line-height-at-least="0.198in"/>
      <style:text-properties fo:font-variant="normal" fo:text-transform="none" fo:color="#485768" style:font-name="Lato" fo:font-size="18pt" fo:letter-spacing="normal" fo:font-style="normal" fo:font-weight="normal" fo:background-color="#fffffe" style:font-size-asian="18pt" style:font-size-complex="18pt"/>
    </style:style>
    <style:style style:name="P18" style:family="paragraph" style:parent-style-name="Text_20_body">
      <style:text-properties fo:color="#485768" style:font-name="Lato" fo:font-weight="normal"/>
    </style:style>
    <style:style style:name="P19" style:family="paragraph" style:parent-style-name="Text_20_body">
      <style:paragraph-properties style:line-height-at-least="0.198in"/>
      <style:text-properties fo:color="#000000" style:font-name="Consolas" fo:font-size="18pt" fo:font-weight="normal" officeooo:paragraph-rsid="0014db9d" fo:background-color="#fffffe" style:font-size-asian="15.75pt" style:font-size-complex="18pt"/>
    </style:style>
    <style:style style:name="P20" style:family="paragraph" style:parent-style-name="Text_20_body">
      <style:paragraph-properties fo:margin-top="0in" fo:margin-bottom="0in" loext:contextual-spacing="false"/>
    </style:style>
    <style:style style:name="P21" style:family="paragraph" style:parent-style-name="Text_20_body">
      <style:paragraph-properties fo:margin-left="0.0311in" fo:margin-right="0in" fo:margin-top="0.1563in" fo:margin-bottom="0.0972in" loext:contextual-spacing="false" fo:text-indent="0in" style:auto-text-indent="false"/>
      <style:text-properties fo:background-color="#eeeeee"/>
    </style:style>
    <style:style style:name="P22" style:family="paragraph" style:parent-style-name="Heading_20_2">
      <style:text-properties fo:font-variant="normal" fo:text-transform="none" fo:color="#485768" style:font-name="Lato" fo:letter-spacing="normal" fo:font-style="normal" fo:font-weight="normal"/>
    </style:style>
    <style:style style:name="P23" style:family="paragraph" style:parent-style-name="Heading_20_2">
      <style:paragraph-properties style:line-height-at-least="0.198in"/>
      <style:text-properties fo:font-variant="normal" fo:text-transform="none" fo:color="#485768" style:font-name="Lato" fo:font-size="18pt" fo:letter-spacing="normal" fo:font-style="normal" fo:font-weight="normal" fo:background-color="#fffffe" style:font-size-asian="18pt" style:font-size-complex="18pt"/>
    </style:style>
    <style:style style:name="P24" style:family="paragraph" style:parent-style-name="Heading_20_2">
      <style:paragraph-properties style:line-height-at-least="0.198in"/>
      <style:text-properties fo:font-variant="normal" fo:text-transform="none" fo:color="#485768" style:font-name="Lato" fo:font-size="18pt" fo:letter-spacing="normal" fo:font-style="normal" fo:font-weight="normal" officeooo:paragraph-rsid="001018c5" fo:background-color="#fffffe" style:font-size-asian="18pt" style:font-size-complex="18pt"/>
    </style:style>
    <style:style style:name="P25" style:family="paragraph" style:parent-style-name="Heading_20_2">
      <style:paragraph-properties style:line-height-at-least="0.198in"/>
      <style:text-properties fo:font-variant="normal" fo:text-transform="none" fo:color="#485768" style:font-name="Lato" fo:font-size="18pt" fo:letter-spacing="normal" fo:font-style="normal" fo:font-weight="normal" fo:background-color="#fffffe" style:font-size-asian="15.75pt" style:font-size-complex="18pt"/>
    </style:style>
    <style:style style:name="P26" style:family="paragraph" style:parent-style-name="Heading_20_2">
      <style:text-properties fo:font-variant="normal" fo:text-transform="none" fo:color="#485768" fo:letter-spacing="normal"/>
    </style:style>
    <style:style style:name="P27" style:family="paragraph" style:parent-style-name="Heading_20_2">
      <style:paragraph-properties style:line-height-at-least="0.198in"/>
      <style:text-properties fo:color="#000000" style:font-name="Consolas" fo:font-size="18pt" fo:font-weight="normal" officeooo:paragraph-rsid="0014db9d" fo:background-color="#fffffe" style:font-size-asian="15.75pt" style:font-size-complex="18pt"/>
    </style:style>
    <style:style style:name="P28" style:family="paragraph" style:parent-style-name="Text_20_body">
      <style:paragraph-properties fo:margin-top="0in" fo:margin-bottom="0in" loext:contextual-spacing="false"/>
    </style:style>
    <style:style style:name="P29" style:family="paragraph" style:parent-style-name="Text_20_body">
      <style:paragraph-properties fo:margin-left="0.0311in" fo:margin-right="0in" fo:margin-top="0.1563in" fo:margin-bottom="0.0972in" loext:contextual-spacing="false" fo:text-indent="0in" style:auto-text-indent="false"/>
      <style:text-properties fo:background-color="#eeeeee"/>
    </style:style>
    <style:style style:name="P30" style:family="paragraph" style:parent-style-name="Standard">
      <style:paragraph-properties style:line-height-at-least="0.198in"/>
      <style:text-properties fo:color="#000000" style:font-name="Consolas" fo:font-size="10.5pt" fo:font-weight="normal" fo:background-color="#fffffe"/>
    </style:style>
    <style:style style:name="P31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bcfb9" fo:background-color="#fffffe"/>
    </style:style>
    <style:style style:name="P32" style:family="paragraph" style:parent-style-name="Standard">
      <style:paragraph-properties style:line-height-at-least="0.198in"/>
      <style:text-properties fo:color="#000000" style:font-name="Consolas" fo:font-size="10.5pt" fo:font-weight="normal" officeooo:paragraph-rsid="001ec6fd" fo:background-color="#fffffe"/>
    </style:style>
    <style:style style:name="P33" style:family="paragraph" style:parent-style-name="Standard">
      <style:text-properties fo:color="#000000" style:font-name="Consolas" fo:font-size="10.5pt" fo:font-weight="normal" fo:background-color="#fffffe" style:font-size-asian="18pt" style:font-size-complex="18pt"/>
    </style:style>
    <style:style style:name="P34" style:family="paragraph" style:parent-style-name="Standard">
      <style:text-properties fo:font-size="18pt" style:font-size-asian="18pt" style:font-size-complex="18pt"/>
    </style:style>
    <style:style style:name="P35" style:family="paragraph" style:parent-style-name="Standard">
      <style:paragraph-properties style:line-height-at-least="0.198in"/>
      <style:text-properties fo:color="#008000" style:font-name="Consolas" fo:font-size="10.5pt" fo:font-weight="normal" fo:background-color="#fffffe"/>
    </style:style>
    <style:style style:name="P36" style:family="paragraph" style:parent-style-name="Standard">
      <style:paragraph-properties style:line-height-at-least="0.198in"/>
    </style:style>
    <style:style style:name="P37" style:family="paragraph" style:parent-style-name="Standard">
      <style:paragraph-properties style:line-height-at-least="0.198in"/>
      <style:text-properties fo:font-size="10.5pt" officeooo:paragraph-rsid="001bb590"/>
    </style:style>
    <style:style style:name="P38" style:family="paragraph" style:parent-style-name="Standard">
      <style:paragraph-properties style:line-height-at-least="0.198in"/>
      <style:text-properties fo:font-size="10.5pt" officeooo:paragraph-rsid="001bcfb9"/>
    </style:style>
    <style:style style:name="P39" style:family="paragraph" style:parent-style-name="Standard">
      <style:paragraph-properties style:line-height-at-least="0.198in"/>
      <style:text-properties fo:font-size="10.5pt" officeooo:paragraph-rsid="001ec6fd"/>
    </style:style>
    <style:style style:name="P40" style:family="paragraph" style:parent-style-name="Standard">
      <style:paragraph-properties style:line-height-at-least="0.198in"/>
      <style:text-properties fo:color="#ffff00" style:font-name="Consolas" fo:font-size="18pt" fo:font-weight="normal" fo:background-color="#fffffe" style:font-size-asian="15.75pt" style:font-size-complex="18pt"/>
    </style:style>
    <style:style style:name="P41" style:family="paragraph" style:parent-style-name="Standard">
      <style:text-properties officeooo:paragraph-rsid="001de726"/>
    </style:style>
    <style:style style:name="P42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Consolas" fo:font-size="10.5pt" fo:font-weight="normal" fo:background-color="#fffffe"/>
    </style:style>
    <style:style style:name="P43" style:family="paragraph" style:parent-style-name="Standard">
      <style:paragraph-properties fo:margin-top="0in" fo:margin-bottom="0.1965in" loext:contextual-spacing="false" style:line-height-at-least="0.198in"/>
    </style:style>
    <style:style style:name="P44" style:family="paragraph" style:parent-style-name="Standard">
      <style:paragraph-properties fo:margin-top="0in" fo:margin-bottom="0in" loext:contextual-spacing="false" style:line-height-at-least="0.198in"/>
      <style:text-properties fo:color="#000000" style:font-name="Consolas" fo:font-size="10.5pt" fo:font-weight="normal" fo:background-color="#fffffe"/>
    </style:style>
    <style:style style:name="P45" style:family="paragraph" style:parent-style-name="Heading_20_2">
      <style:paragraph-properties style:line-height-at-least="0.198in"/>
      <style:text-properties fo:font-variant="normal" fo:text-transform="none" fo:color="#485768" style:font-name="Lato" fo:font-size="10.5pt" fo:letter-spacing="normal" fo:font-style="normal" fo:font-weight="normal" officeooo:paragraph-rsid="001ec6fd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10.5pt" fo:background-color="#fffffe" loext:char-shading-value="0"/>
    </style:style>
    <style:style style:name="T3" style:family="text">
      <style:text-properties fo:color="#0000ff" style:font-name="Consolas" fo:font-size="10.5pt" fo:font-weight="normal" fo:background-color="#fffffe" loext:char-shading-value="0"/>
    </style:style>
    <style:style style:name="T4" style:family="text">
      <style:text-properties fo:color="#0000ff" style:font-name="Consolas" fo:font-weight="normal" fo:background-color="#fffffe" loext:char-shading-value="0"/>
    </style:style>
    <style:style style:name="T5" style:family="text">
      <style:text-properties fo:color="#000000"/>
    </style:style>
    <style:style style:name="T6" style:family="text">
      <style:text-properties fo:color="#000000" style:font-name="Consolas" fo:font-size="10.5pt" fo:background-color="#fffffe" loext:char-shading-value="0"/>
    </style:style>
    <style:style style:name="T7" style:family="text">
      <style:text-properties fo:color="#000000" style:font-name="Consolas" fo:font-size="10.5pt" fo:font-weight="normal" fo:background-color="#fffffe" loext:char-shading-value="0"/>
    </style:style>
    <style:style style:name="T8" style:family="text">
      <style:text-properties fo:color="#000000" style:font-name="Consolas" fo:font-weight="normal" fo:background-color="#fffffe" loext:char-shading-value="0"/>
    </style:style>
    <style:style style:name="T9" style:family="text">
      <style:text-properties fo:color="#000000" fo:font-size="18pt" officeooo:rsid="001de726" fo:background-color="#ffff00" loext:char-shading-value="0" style:font-size-asian="18pt" style:font-size-complex="18pt"/>
    </style:style>
    <style:style style:name="T10" style:family="text">
      <style:text-properties fo:color="#008080"/>
    </style:style>
    <style:style style:name="T11" style:family="text">
      <style:text-properties fo:color="#008080" style:font-name="Consolas" fo:font-size="10.5pt" fo:background-color="#fffffe" loext:char-shading-value="0"/>
    </style:style>
    <style:style style:name="T12" style:family="text">
      <style:text-properties fo:color="#008080" style:font-name="Consolas" fo:font-size="10.5pt" fo:font-weight="normal" fo:background-color="#fffffe" loext:char-shading-value="0"/>
    </style:style>
    <style:style style:name="T13" style:family="text">
      <style:text-properties fo:color="#008080" style:font-name="Consolas" fo:font-weight="normal" fo:background-color="#fffffe" loext:char-shading-value="0"/>
    </style:style>
    <style:style style:name="T14" style:family="text">
      <style:text-properties fo:color="#00107e"/>
    </style:style>
    <style:style style:name="T15" style:family="text">
      <style:text-properties fo:color="#00107e" style:font-name="Consolas" fo:font-size="10.5pt" fo:background-color="#fffffe" loext:char-shading-value="0"/>
    </style:style>
    <style:style style:name="T16" style:family="text">
      <style:text-properties fo:color="#00107e" style:font-name="Consolas" fo:font-size="10.5pt" fo:font-weight="normal" fo:background-color="#fffffe" loext:char-shading-value="0"/>
    </style:style>
    <style:style style:name="T17" style:family="text">
      <style:text-properties fo:color="#00107e" style:font-name="Consolas" fo:font-weight="normal" fo:background-color="#fffffe" loext:char-shading-value="0"/>
    </style:style>
    <style:style style:name="T18" style:family="text">
      <style:text-properties fo:color="#09885a"/>
    </style:style>
    <style:style style:name="T19" style:family="text">
      <style:text-properties fo:color="#a31515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color="#485768" style:font-name="Lato1" fo:font-size="12pt" fo:letter-spacing="normal" fo:font-style="normal"/>
    </style:style>
    <style:style style:name="T22" style:family="text">
      <style:text-properties fo:font-variant="normal" fo:text-transform="none" fo:color="#485768" style:font-name="Lato1" fo:font-size="12pt" fo:letter-spacing="normal" fo:font-style="normal" fo:font-weight="normal"/>
    </style:style>
    <style:style style:name="T23" style:family="text">
      <style:text-properties fo:font-variant="normal" fo:text-transform="none" fo:color="#485768" style:font-name="Lato1" fo:font-size="12pt" fo:letter-spacing="normal" fo:font-style="normal" fo:font-weight="normal" style:font-size-asian="18pt" style:font-size-complex="18pt"/>
    </style:style>
    <style:style style:name="T24" style:family="text">
      <style:text-properties fo:font-variant="normal" fo:text-transform="none" fo:color="#485768" style:font-name="Lato1" fo:font-size="12pt" fo:letter-spacing="normal" fo:font-style="normal" style:font-size-asian="12pt" style:font-size-complex="12pt"/>
    </style:style>
    <style:style style:name="T25" style:family="text">
      <style:text-properties fo:font-variant="normal" fo:text-transform="none" fo:color="#485768" fo:letter-spacing="normal"/>
    </style:style>
    <style:style style:name="T26" style:family="text">
      <style:text-properties fo:font-variant="normal" fo:text-transform="none" fo:color="#485768" style:font-name="Lato" fo:letter-spacing="normal" fo:font-style="normal" fo:font-weight="normal"/>
    </style:style>
    <style:style style:name="T27" style:family="text">
      <style:text-properties fo:font-variant="normal" fo:text-transform="none" fo:color="#485768" style:font-name="Lato" fo:letter-spacing="normal" fo:font-style="normal" style:font-size-asian="18pt" loext:padding="0in" loext:border="none"/>
    </style:style>
    <style:style style:name="T28" style:family="text">
      <style:text-properties fo:font-variant="normal" fo:text-transform="none" fo:color="#485768" style:font-name="Lato" fo:font-size="12pt" fo:letter-spacing="normal" fo:font-style="normal" style:font-size-asian="10.5pt" style:font-size-complex="12pt" loext:padding="0in" loext:border="none"/>
    </style:style>
    <style:style style:name="T29" style:family="text">
      <style:text-properties fo:font-variant="normal" fo:text-transform="none" fo:color="#485768" style:font-name="Lato" fo:font-size="12pt" fo:letter-spacing="normal" fo:font-style="normal" fo:font-weight="normal" style:font-size-asian="18pt" style:font-size-complex="18pt"/>
    </style:style>
    <style:style style:name="T30" style:family="text">
      <style:text-properties fo:font-variant="normal" fo:text-transform="none" fo:color="#485768" style:font-name="Lato" fo:font-size="18pt" fo:letter-spacing="normal" fo:font-style="normal" fo:font-weight="normal" style:font-size-asian="18pt" style:font-size-complex="18pt"/>
    </style:style>
    <style:style style:name="T31" style:family="text">
      <style:text-properties fo:font-variant="normal" fo:text-transform="none" fo:color="#485768" style:font-name="Lato" fo:font-size="18pt" fo:letter-spacing="normal" fo:font-style="normal" fo:font-weight="normal" fo:background-color="#fffffe" loext:char-shading-value="0" style:font-size-asian="18pt" style:font-size-complex="18pt"/>
    </style:style>
    <style:style style:name="T32" style:family="text">
      <style:text-properties fo:font-variant="normal" fo:text-transform="none" fo:color="#485768" fo:font-size="12pt" fo:letter-spacing="normal" style:font-size-asian="12pt" style:font-size-complex="12pt"/>
    </style:style>
    <style:style style:name="T33" style:family="text">
      <style:text-properties fo:font-variant="normal" fo:text-transform="none" fo:color="#c7254e" style:font-name="SFMono-Regular" fo:letter-spacing="normal" fo:font-style="normal" fo:font-weight="normal" loext:padding="0in" loext:border="none"/>
    </style:style>
    <style:style style:name="T34" style:family="text">
      <style:text-properties fo:font-variant="normal" fo:text-transform="none" fo:color="#c7254e" style:font-name="SFMono-Regular" fo:letter-spacing="normal" fo:font-style="normal" loext:padding="0in" loext:border="none"/>
    </style:style>
    <style:style style:name="T35" style:family="text">
      <style:text-properties fo:font-variant="normal" fo:text-transform="none" fo:color="#c7254e" style:font-name="SFMono-Regular" fo:font-size="12pt" fo:letter-spacing="normal" fo:font-style="normal" style:font-size-asian="12pt" style:font-size-complex="12pt" loext:padding="0in" loext:border="none"/>
    </style:style>
    <style:style style:name="T36" style:family="text">
      <style:text-properties fo:font-variant="normal" fo:text-transform="none" fo:color="#c7254e" style:font-name="SFMono-Regular" fo:font-size="12pt" fo:letter-spacing="normal" fo:font-style="normal" fo:font-weight="normal" loext:padding="0in" loext:border="none"/>
    </style:style>
    <style:style style:name="T37" style:family="text">
      <style:text-properties fo:font-variant="normal" fo:text-transform="none" fo:color="#c7254e" style:font-name="SFMono-Regular" fo:font-size="12pt" fo:letter-spacing="normal" fo:font-style="normal" fo:font-weight="normal" style:font-size-asian="18pt" style:font-size-complex="18pt" loext:padding="0in" loext:border="none"/>
    </style:style>
    <style:style style:name="T38" style:family="text">
      <style:text-properties fo:font-variant="normal" fo:text-transform="none" fo:color="#c7254e" style:font-name="SFMono-Regular" fo:font-size="18pt" fo:letter-spacing="normal" fo:font-style="normal" fo:font-weight="normal" style:font-size-asian="18pt" style:font-size-complex="18pt" loext:padding="0in" loext:border="none"/>
    </style:style>
    <style:style style:name="T39" style:family="text">
      <style:text-properties fo:font-variant="normal" fo:text-transform="none" fo:color="#0000ff" style:font-name="Consolas" fo:font-size="10.5pt" fo:letter-spacing="normal" fo:font-style="normal" style:font-size-asian="12pt" style:font-size-complex="12pt" loext:padding="0in" loext:border="none"/>
    </style:style>
    <style:style style:name="T40" style:family="text">
      <style:text-properties fo:font-variant="normal" fo:text-transform="none" fo:color="#0000ff" style:font-name="Lato1" fo:font-size="12pt" fo:letter-spacing="normal" fo:font-style="normal" style:font-size-asian="18pt" style:font-size-complex="18pt"/>
    </style:style>
    <style:style style:name="T41" style:family="text">
      <style:text-properties fo:font-variant="normal" fo:text-transform="none" fo:color="#0000ff" style:font-name="Lato" fo:font-size="18pt" fo:letter-spacing="normal" fo:font-style="normal" style:font-size-asian="18pt" style:font-size-complex="18pt"/>
    </style:style>
    <style:style style:name="T42" style:family="text">
      <style:text-properties fo:font-variant="normal" fo:text-transform="none" fo:color="#008080" style:font-name="Consolas" fo:font-size="10.5pt" fo:letter-spacing="normal" fo:font-style="normal" style:font-size-asian="12pt" style:font-size-complex="12pt" loext:padding="0in" loext:border="none"/>
    </style:style>
    <style:style style:name="T43" style:family="text">
      <style:text-properties fo:font-variant="normal" fo:text-transform="none" fo:color="#008080" style:font-name="Lato1" fo:font-size="12pt" fo:letter-spacing="normal" fo:font-style="normal" style:font-size-asian="18pt" style:font-size-complex="18pt"/>
    </style:style>
    <style:style style:name="T44" style:family="text">
      <style:text-properties fo:font-variant="normal" fo:text-transform="none" fo:color="#008080" style:font-name="Lato" fo:font-size="18pt" fo:letter-spacing="normal" fo:font-style="normal" style:font-size-asian="18pt" style:font-size-complex="18pt"/>
    </style:style>
    <style:style style:name="T45" style:family="text">
      <style:text-properties fo:font-variant="normal" fo:text-transform="none" fo:color="#00107e" style:font-name="Consolas" fo:font-size="10.5pt" fo:letter-spacing="normal" fo:font-style="normal" style:font-size-asian="12pt" style:font-size-complex="12pt" loext:padding="0in" loext:border="none"/>
    </style:style>
    <style:style style:name="T46" style:family="text">
      <style:text-properties fo:font-variant="normal" fo:text-transform="none" fo:color="#00107e" style:font-name="Lato" fo:font-size="18pt" fo:letter-spacing="normal" fo:font-style="normal" style:font-size-asian="18pt" style:font-size-complex="18pt"/>
    </style:style>
    <style:style style:name="T47" style:family="text">
      <style:text-properties fo:font-variant="normal" fo:text-transform="none" style:font-name="Consolas" fo:font-size="10.5pt" fo:letter-spacing="normal" fo:font-style="normal" style:font-size-asian="12pt" style:font-size-complex="12pt" loext:padding="0in" loext:border="none"/>
    </style:style>
    <style:style style:name="T48" style:family="text">
      <style:text-properties fo:font-variant="normal" fo:text-transform="none" fo:color="#000000" style:font-name="Consolas" fo:font-size="18pt" fo:letter-spacing="normal" fo:font-style="normal" fo:font-weight="normal" fo:background-color="#fffffe" loext:char-shading-value="0" style:font-size-asian="18pt" style:font-size-complex="18pt"/>
    </style:style>
    <style:style style:name="T49" style:family="text">
      <style:text-properties fo:font-variant="normal" fo:text-transform="none" fo:color="#000000" style:font-name="SFMono-Regular" fo:font-size="12pt" fo:letter-spacing="normal" fo:font-style="normal" fo:font-weight="normal" fo:background-color="#ffff00" loext:char-shading-value="0" loext:padding="0in" loext:border="none"/>
    </style:style>
    <style:style style:name="T50" style:family="text">
      <style:text-properties fo:font-variant="normal" fo:text-transform="none" style:font-name="Lato1" fo:font-size="12pt" fo:letter-spacing="normal" fo:font-style="normal" style:font-size-asian="18pt" style:font-size-complex="18pt"/>
    </style:style>
    <style:style style:name="T51" style:family="text">
      <style:text-properties fo:font-variant="normal" fo:text-transform="none" fo:color="#ffff00" style:font-name="SFMono-Regular" fo:font-size="12pt" fo:letter-spacing="normal" fo:font-style="normal" fo:font-weight="normal" loext:padding="0in" loext:border="none"/>
    </style:style>
    <style:style style:name="T52" style:family="text">
      <style:text-properties fo:font-variant="normal" fo:text-transform="none" fo:color="#ffff00" style:font-name="SFMono-Regular" fo:font-size="12pt" fo:letter-spacing="normal" fo:font-style="normal" fo:font-weight="normal" fo:background-color="#ffff00" loext:char-shading-value="0" loext:padding="0in" loext:border="none"/>
    </style:style>
    <style:style style:name="T53" style:family="text">
      <style:text-properties fo:font-variant="normal" fo:text-transform="none" fo:color="#ffff00" style:font-name="SFMono-Regular" fo:font-size="12pt" fo:letter-spacing="normal" fo:font-style="normal" fo:font-weight="normal" fo:background-color="#ffff00" loext:char-shading-value="0" loext:padding="0in" loext:border="none"/>
    </style:style>
    <style:style style:name="T54" style:family="text">
      <style:text-properties fo:font-variant="normal" fo:text-transform="none" style:font-name="Lato" fo:font-size="18pt" fo:letter-spacing="normal" fo:font-style="normal" style:font-size-asian="18pt" style:font-size-complex="18pt"/>
    </style:style>
    <style:style style:name="T55" style:family="text">
      <style:text-properties style:font-name="Lato1" fo:font-size="12pt" style:font-size-asian="12pt" style:font-size-complex="12pt"/>
    </style:style>
    <style:style style:name="T56" style:family="text">
      <style:text-properties fo:font-size="12pt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color="#c7254e" style:font-name="SFMono-Regular" fo:font-size="12pt" style:font-size-asian="12pt" style:font-size-complex="12pt" loext:padding="0in" loext:border="none"/>
    </style:style>
    <style:style style:name="T59" style:family="text">
      <style:text-properties fo:color="#c7254e" style:font-name="SFMono-Regular" fo:font-size="12pt" loext:padding="0in" loext:border="none"/>
    </style:style>
    <style:style style:name="T60" style:family="text">
      <style:text-properties style:font-name="Lato" fo:font-style="normal" fo:font-weight="normal"/>
    </style:style>
    <style:style style:name="T61" style:family="text">
      <style:text-properties fo:color="#008000"/>
    </style:style>
    <style:style style:name="T62" style:family="text">
      <style:text-properties officeooo:rsid="001de726"/>
    </style:style>
    <style:style style:name="T63" style:family="text">
      <style:text-properties fo:font-size="18pt" style:font-size-asian="18pt" style:font-size-complex="18pt"/>
    </style:style>
    <style:style style:name="T64" style:family="text">
      <style:text-properties fo:font-size="18pt" officeooo:rsid="001de726" style:font-size-asian="18pt" style:font-size-complex="18pt"/>
    </style:style>
    <style:style style:name="T65" style:family="text">
      <style:text-properties fo:color="#ffff00" fo:font-size="18pt" officeooo:rsid="001de726" style:font-size-asian="18pt" style:font-size-complex="18pt"/>
    </style:style>
    <style:style style:name="T66" style:family="text">
      <style:text-properties fo:color="#ffff00" fo:font-size="18pt" officeooo:rsid="001de726" fo:background-color="#ffff00" loext:char-shading-value="0" style:font-size-asian="18pt" style:font-size-complex="18pt"/>
    </style:style>
    <style:style style:name="T67" style:family="text">
      <style:text-properties fo:color="#ffff00" fo:font-size="18pt" officeooo:rsid="001de726" fo:background-color="#ffff00" loext:char-shading-value="0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2">Object Oriented Programming:</text:h>
      <text:h text:style-name="P22" text:outline-level="2">Extend Constructors to Receive Arguments-</text:h>
      <text:p text:style-name="P18"><text:span text:style-name="T20"><text:tab/></text:span><text:span text:style-name="T2">function</text:span><text:span text:style-name="T6"> </text:span><text:span text:style-name="T11">Dog</text:span><text:span text:style-name="T6">(</text:span><text:span text:style-name="T15">name</text:span><text:span text:style-name="T6">, </text:span><text:span text:style-name="T15">color</text:span><text:span text:style-name="T6">) {</text:span></text:p>
      <text:p text:style-name="P1"><text:span text:style-name="T1">this</text:span>.<text:span text:style-name="T14">name</text:span> = <text:span text:style-name="T14">name</text:span>;</text:p>
      <text:p text:style-name="P1"><text:span text:style-name="T1">this</text:span>.<text:span text:style-name="T14">color</text:span> = <text:span text:style-name="T14">color</text:span>;</text:p>
      <text:p text:style-name="P1"><text:span text:style-name="T1">this</text:span>.<text:span text:style-name="T14">numLegs</text:span> = <text:span text:style-name="T18">4</text:span>;</text:p>
      <text:p text:style-name="P1">}</text:p>
      <text:p text:style-name="P1"><text:span text:style-name="T1">var</text:span> <text:span text:style-name="T14">terrier</text:span> = <text:span text:style-name="T1">new</text:span> <text:span text:style-name="T10">Dog</text:span>(<text:span text:style-name="T19">"spot"</text:span>, <text:span text:style-name="T19">"blue"</text:span>);</text:p>
      <text:p text:style-name="P1"><text:span text:style-name="T14">terrier</text:span>.<text:span text:style-name="T14">name</text:span>;</text:p>
      <text:p text:style-name="P1"><text:span text:style-name="T14">terrier</text:span>.<text:span text:style-name="T14">color</text:span>;</text:p>
      <text:p text:style-name="P1"><text:span text:style-name="T14">console</text:span>.<text:span text:style-name="T14">log</text:span>(<text:span text:style-name="T14">terrier</text:span>)</text:p>
      <text:p text:style-name="P4"/>
      <text:p text:style-name="P1"><text:span text:style-name="T1">var</text:span> <text:span text:style-name="T14">pitbull</text:span> = <text:span text:style-name="T1">new</text:span> <text:span text:style-name="T10">Dog</text:span>(<text:span text:style-name="T19">"bitch, gray"</text:span>);</text:p>
      <text:p text:style-name="P1"><text:span text:style-name="T14">console</text:span>.<text:span text:style-name="T14">log</text:span>(<text:span text:style-name="T14">pitbull</text:span>)</text:p>
      <text:p text:style-name="P16"/>
      <text:h text:style-name="P22" text:outline-level="2">Verify an Object's Constructor with instanceof</text:h>
      <text:p text:style-name="Text_20_body"><text:span text:style-name="T26"><text:tab/></text:span><text:span text:style-name="T22">Create a new instance of the </text:span><text:span text:style-name="Source_20_Text"><text:span text:style-name="T33">House</text:span></text:span><text:span text:style-name="T25"> </text:span><text:span text:style-name="T22">constructor, calling it </text:span><text:span text:style-name="Source_20_Text"><text:span text:style-name="T33">myHouse</text:span></text:span><text:span text:style-name="T25"> </text:span><text:span text:style-name="T22">and passing a number of bedrooms. Then, use </text:span><text:span text:style-name="Source_20_Text"><text:span text:style-name="T33">instanceof</text:span></text:span><text:span text:style-name="T25"> </text:span><text:span text:style-name="T22">to verify that it is an instance of </text:span><text:span text:style-name="Source_20_Text"><text:span text:style-name="T33">House</text:span></text:span> </text:p>
      <text:p text:style-name="P1"><text:span text:style-name="T1">function</text:span> <text:span text:style-name="T10">House</text:span>(<text:span text:style-name="T14">numBedrooms</text:span>) {</text:p>
      <text:p text:style-name="P1"><text:span text:style-name="T1">this</text:span>.<text:span text:style-name="T14">numBedrooms</text:span> = <text:span text:style-name="T14">numBedrooms</text:span>;</text:p>
      <text:p text:style-name="P1">}</text:p>
      <text:p text:style-name="P4"/>
      <text:p text:style-name="P5">// Add your code below this line</text:p>
      <text:p text:style-name="P1"><text:span text:style-name="T1">let</text:span> <text:span text:style-name="T14">myHouse</text:span> = <text:span text:style-name="T1">new</text:span> <text:span text:style-name="T10">House</text:span>(<text:span text:style-name="T18">5</text:span>);</text:p>
      <text:p text:style-name="P1"><text:span text:style-name="T14">myHouse</text:span> <text:span text:style-name="T1">instanceof</text:span> <text:span text:style-name="T10">House</text:span>;</text:p>
      <text:p text:style-name="Text_20_body"/>
      <text:h text:style-name="P22" text:outline-level="2">Understand Own Properties</text:h>
      <text:p text:style-name="Text_20_body"><text:tab/><text:span text:style-name="T22">Add the </text:span><text:span text:style-name="Source_20_Text"><text:span text:style-name="T33">own</text:span></text:span><text:span text:style-name="T25"> </text:span><text:span text:style-name="T22">properties of </text:span><text:span text:style-name="Source_20_Text"><text:span text:style-name="T33">canary</text:span></text:span><text:span text:style-name="T25"> </text:span><text:span text:style-name="T22">to the array </text:span><text:span text:style-name="Source_20_Text"><text:span text:style-name="T33">ownProps</text:span></text:span> </text:p>
      <text:p text:style-name="Text_20_body"><text:tab/><text:span text:style-name="T3">function</text:span><text:span text:style-name="T7"> </text:span><text:span text:style-name="T12">Bird</text:span><text:span text:style-name="T7">(</text:span><text:span text:style-name="T16">name</text:span><text:span text:style-name="T7">) {</text:span></text:p>
      <text:p text:style-name="P1"><text:span text:style-name="T1">this</text:span>.<text:span text:style-name="T14">name</text:span> = <text:span text:style-name="T14">name</text:span>;</text:p>
      <text:p text:style-name="P1"><text:span text:style-name="T1">this</text:span>.<text:span text:style-name="T14">numLegs</text:span> = <text:span text:style-name="T18">2</text:span>;</text:p>
      <text:p text:style-name="P1">}</text:p>
      <text:p text:style-name="P4"/>
      <text:p text:style-name="P1"><text:span text:style-name="T1">let</text:span> <text:span text:style-name="T14">canary</text:span> = <text:span text:style-name="T1">new</text:span> <text:span text:style-name="T10">Bird</text:span>(<text:span text:style-name="T19">"Tweety"</text:span>);</text:p>
      <text:p text:style-name="P1"><text:span text:style-name="T1">let</text:span> <text:span text:style-name="T14">ownProps</text:span> = [];</text:p>
      <text:p text:style-name="P5">// Add your code below this line</text:p>
      <text:p text:style-name="P1"><text:soft-page-break/><text:span text:style-name="T1">for</text:span> (<text:span text:style-name="T1">let</text:span> <text:span text:style-name="T14">property</text:span> <text:span text:style-name="T1">in</text:span> <text:span text:style-name="T14">canary</text:span>) {</text:p>
      <text:p text:style-name="P1"><text:span text:style-name="T1">if</text:span>(<text:span text:style-name="T14">canary</text:span>.<text:span text:style-name="T14">hasOwnProperty</text:span>(<text:span text:style-name="T14">property</text:span>)) {</text:p>
      <text:p text:style-name="P1"><text:span text:style-name="T14">ownProps</text:span>.<text:span text:style-name="T14">push</text:span>(<text:span text:style-name="T14">property</text:span>);</text:p>
      <text:p text:style-name="P1">}</text:p>
      <text:p text:style-name="P1">}</text:p>
      <text:p text:style-name="P1"><text:span text:style-name="T14">canary</text:span> <text:span text:style-name="T1">instanceof</text:span> <text:span text:style-name="T10">Bird</text:span>;</text:p>
      <text:p text:style-name="P15"/>
      <text:p text:style-name="P1"><text:span text:style-name="T14">console</text:span>.<text:span text:style-name="T14">log</text:span>(<text:span text:style-name="T14">ownProps</text:span>);</text:p>
      <text:p text:style-name="P1"><text:span text:style-name="T14">console</text:span>.<text:span text:style-name="T14">log</text:span>(<text:span text:style-name="T14">canary</text:span>)</text:p>
      <text:p text:style-name="Text_20_body"/>
      <text:h text:style-name="P22" text:outline-level="2">Use Prototype Properties to Reduce Duplicate Code</text:h>
      <text:p text:style-name="P12"><text:span text:style-name="T22">Add a </text:span><text:span text:style-name="Source_20_Text"><text:span text:style-name="T33">numLegs</text:span></text:span><text:span text:style-name="T25"> </text:span><text:span text:style-name="T22">property to the </text:span><text:span text:style-name="Source_20_Text"><text:span text:style-name="T33">prototype</text:span></text:span><text:span text:style-name="T25"> </text:span><text:span text:style-name="T22">of </text:span><text:span text:style-name="Source_20_Text"><text:span text:style-name="T33">Dog</text:span></text:span> </text:p>
      <text:p text:style-name="P12"><text:tab/><text:span text:style-name="T3">function</text:span><text:span text:style-name="T7"> </text:span><text:span text:style-name="T12">Dog</text:span><text:span text:style-name="T7">(</text:span><text:span text:style-name="T16">name</text:span><text:span text:style-name="T7">) {</text:span>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5"/>
      <text:p text:style-name="P1"><text:span text:style-name="T1">let</text:span> <text:span text:style-name="T14">beagle</text:span> = <text:span text:style-name="T1">new</text:span> <text:span text:style-name="T10">Dog</text:span>(<text:span text:style-name="T19">"Snoopy"</text:span>);</text:p>
      <text:p text:style-name="P1"><text:span text:style-name="T10">Dog</text:span>.<text:span text:style-name="T14">prototype</text:span>.<text:span text:style-name="T14">numLegs</text:span> = <text:span text:style-name="T18">2</text:span>;</text:p>
      <text:p text:style-name="P6">// Add your code above this line</text:p>
      <text:p text:style-name="P6"/>
      <text:h text:style-name="P24" text:outline-level="2">Iterate Over All Properties</text:h>
      <text:p text:style-name="P6"><text:span text:style-name="T21">Add all of the </text:span><text:span text:style-name="Source_20_Text"><text:span text:style-name="T34">own</text:span></text:span><text:span text:style-name="T25"> </text:span><text:span text:style-name="T21">properties of </text:span><text:span text:style-name="Source_20_Text"><text:span text:style-name="T34">beagle</text:span></text:span><text:span text:style-name="T25"> </text:span><text:span text:style-name="T21">to the array </text:span><text:span text:style-name="Source_20_Text"><text:span text:style-name="T34">ownProps</text:span></text:span><text:span text:style-name="T21">. Add all of the </text:span><text:span text:style-name="Source_20_Text"><text:span text:style-name="T34">prototype</text:span></text:span><text:span text:style-name="T25"> </text:span><text:span text:style-name="T21">properties of </text:span><text:span text:style-name="Source_20_Text"><text:span text:style-name="T34">Dog</text:span></text:span><text:span text:style-name="T25"> </text:span><text:span text:style-name="T21">to the array </text:span><text:span text:style-name="Source_20_Text"><text:span text:style-name="T34">prototypeProps</text:span></text:span> </text:p>
      <text:p text:style-name="P6"><text:tab/><text:span text:style-name="T1">function</text:span><text:span text:style-name="T5"> </text:span><text:span text:style-name="T10">Dog</text:span><text:span text:style-name="T5">(</text:span><text:span text:style-name="T14">name</text:span><text:span text:style-name="T5">) {</text:span>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0">Dog</text:span>.<text:span text:style-name="T14">prototype</text:span>.<text:span text:style-name="T14">numLegs</text:span> = <text:span text:style-name="T18">4</text:span>;</text:p>
      <text:p text:style-name="P4"/>
      <text:p text:style-name="P1"><text:span text:style-name="T1">let</text:span> <text:span text:style-name="T14">beagle</text:span> = <text:span text:style-name="T1">new</text:span> <text:span text:style-name="T10">Dog</text:span>(<text:span text:style-name="T19">"Snoopy"</text:span>);</text:p>
      <text:p text:style-name="P4"/>
      <text:p text:style-name="P1"><text:span text:style-name="T1">let</text:span> <text:span text:style-name="T14">ownProps</text:span> = [];</text:p>
      <text:p text:style-name="P1"><text:span text:style-name="T1">let</text:span> <text:span text:style-name="T14">prototypeProps</text:span> = [];</text:p>
      <text:p text:style-name="P4"/>
      <text:p text:style-name="P5">// Add your code below this line</text:p>
      <text:p text:style-name="P15"/>
      <text:p text:style-name="P1"><text:span text:style-name="T1">for</text:span> (<text:span text:style-name="T1">let</text:span> <text:span text:style-name="T14">property</text:span> <text:span text:style-name="T1">in</text:span> <text:span text:style-name="T14">beagle</text:span>) {</text:p>
      <text:p text:style-name="P1"><text:span text:style-name="T1">if</text:span>(<text:span text:style-name="T14">beagle</text:span>.<text:span text:style-name="T14">hasOwnProperty</text:span>(<text:span text:style-name="T14">property</text:span>)) {</text:p>
      <text:p text:style-name="P1"><text:span text:style-name="T14">ownProps</text:span>.<text:span text:style-name="T14">push</text:span>(<text:span text:style-name="T14">property</text:span>);</text:p>
      <text:p text:style-name="P1"><text:soft-page-break/>} <text:span text:style-name="T1">else</text:span> {</text:p>
      <text:p text:style-name="P1"><text:span text:style-name="T14">prototypeProps</text:span>.<text:span text:style-name="T14">push</text:span>(<text:span text:style-name="T14">property</text:span>);</text:p>
      <text:p text:style-name="P1">}</text:p>
      <text:p text:style-name="P1">}</text:p>
      <text:p text:style-name="P1"><text:span text:style-name="T14">console</text:span>.<text:span text:style-name="T14">log</text:span>(<text:span text:style-name="T14">ownProps</text:span>);</text:p>
      <text:p text:style-name="P1"><text:span text:style-name="T14">console</text:span>.<text:span text:style-name="T14">log</text:span>(<text:span text:style-name="T14">prototypeProps</text:span>);</text:p>
      <text:p text:style-name="P1"><text:span text:style-name="T14">console</text:span>.<text:span text:style-name="T14">log</text:span>(<text:span text:style-name="T14">beagle</text:span>)</text:p>
      <text:p text:style-name="P6"/>
      <text:h text:style-name="P24" text:outline-level="2">Understand the Constructor Property</text:h>
      <text:p text:style-name="P6"><text:span text:style-name="T21">Write a </text:span><text:span text:style-name="Source_20_Text"><text:span text:style-name="T34">joinDogFraternity</text:span></text:span><text:span text:style-name="T25"> </text:span><text:span text:style-name="T21">function that takes a </text:span><text:span text:style-name="Source_20_Text"><text:span text:style-name="T34">candidate</text:span></text:span><text:span text:style-name="T25"> </text:span><text:span text:style-name="T21">parameter and, using the </text:span><text:span text:style-name="Source_20_Text"><text:span text:style-name="T34">constructor</text:span></text:span><text:span text:style-name="T25"> </text:span><text:span text:style-name="T21">property, return </text:span><text:span text:style-name="Source_20_Text"><text:span text:style-name="T34">true</text:span></text:span><text:span text:style-name="T25"> </text:span><text:span text:style-name="T21">if the candidate is a </text:span><text:span text:style-name="Source_20_Text"><text:span text:style-name="T34">Dog</text:span></text:span><text:span text:style-name="T21">, otherwise return </text:span><text:span text:style-name="Source_20_Text"><text:span text:style-name="T34">false</text:span></text:span><text:span text:style-name="T21">.</text:span> </text:p>
      <text:p text:style-name="P6"/>
      <text:p text:style-name="P6"/>
      <text:p text:style-name="P2"><text:span text:style-name="T1">function</text:span> <text:span text:style-name="T10">Dog</text:span>(<text:span text:style-name="T14">name</text:span>) {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5">// Add your code below this line</text:p>
      <text:p text:style-name="P1"><text:span text:style-name="T1">function</text:span> <text:span text:style-name="T14">joinDogFraternity</text:span>(<text:span text:style-name="T14">candidate</text:span>) {</text:p>
      <text:p text:style-name="P1"><text:span text:style-name="T1">if</text:span>(<text:span text:style-name="T14">candidate</text:span>.<text:span text:style-name="T1">constructor</text:span> === <text:span text:style-name="T10">Dog</text:span>){</text:p>
      <text:p text:style-name="P1"><text:span text:style-name="T1">return</text:span> <text:span text:style-name="T1">true</text:span>;</text:p>
      <text:p text:style-name="P1">} <text:span text:style-name="T1">else</text:span>{</text:p>
      <text:p text:style-name="P1"><text:span text:style-name="T1">return</text:span> <text:span text:style-name="T1">false</text:span>;</text:p>
      <text:p text:style-name="P1">}</text:p>
      <text:p text:style-name="P1">}</text:p>
      <text:p text:style-name="P1"/>
      <text:h text:style-name="P23" text:outline-level="2">Change the Prototype to a New Object</text:h>
      <text:p text:style-name="P17"><text:span text:style-name="T55">Add the property </text:span><text:span text:style-name="Source_20_Text"><text:span text:style-name="T58">numLegs</text:span></text:span><text:span text:style-name="T57"> </text:span><text:span text:style-name="T55">and the two methods </text:span><text:span text:style-name="Source_20_Text"><text:span text:style-name="T58">eat()</text:span></text:span><text:span text:style-name="T57"> </text:span><text:span text:style-name="T55">and </text:span><text:span text:style-name="Source_20_Text"><text:span text:style-name="T58">describe()</text:span></text:span><text:span text:style-name="T57"> </text:span><text:span text:style-name="T55">to the </text:span><text:span text:style-name="Source_20_Text"><text:span text:style-name="T58">prototype</text:span></text:span><text:span text:style-name="T57"> </text:span><text:span text:style-name="T55">of </text:span><text:span text:style-name="Source_20_Text"><text:span text:style-name="T58">Dog</text:span></text:span><text:span text:style-name="T57"> </text:span><text:span text:style-name="T55">by setting the </text:span><text:span text:style-name="Source_20_Text"><text:span text:style-name="T58">prototype</text:span></text:span><text:span text:style-name="T57"> </text:span><text:span text:style-name="T55">to a new object</text:span><text:span text:style-name="T57"> </text:span></text:p>
      <text:p text:style-name="P1"><text:span text:style-name="T1">function</text:span> <text:span text:style-name="T10">Dog</text:span>(<text:span text:style-name="T14">name</text:span>) {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0">Dog</text:span>.<text:span text:style-name="T14">prototype</text:span> = {</text:p>
      <text:p text:style-name="P5">// Add your code below this line</text:p>
      <text:p text:style-name="P1"><text:span text:style-name="T14">numLegs</text:span>: <text:span text:style-name="T18">2</text:span>, </text:p>
      <text:p text:style-name="P1"><text:span text:style-name="T14">eat</text:span>: <text:span text:style-name="T1">function</text:span>(){</text:p>
      <text:p text:style-name="P1"><text:span text:style-name="T14">console</text:span>.<text:span text:style-name="T14">log</text:span>(<text:span text:style-name="T19">"yum yum yum"</text:span>);</text:p>
      <text:p text:style-name="P1">},</text:p>
      <text:p text:style-name="P1"><text:span text:style-name="T14">describe</text:span>: <text:span text:style-name="T1">function</text:span>(){</text:p>
      <text:p text:style-name="P1"><text:span text:style-name="T14">console</text:span>.<text:span text:style-name="T14">log</text:span>(<text:span text:style-name="T19">"my name is "</text:span> + <text:span text:style-name="T1">this</text:span>.<text:span text:style-name="T14">name</text:span>);</text:p>
      <text:p text:style-name="P1">}</text:p>
      <text:p text:style-name="P1">};</text:p>
      <text:h text:style-name="P25" text:outline-level="2"><text:soft-page-break/>Remember to Set the Constructor Property when Changing the Prototype</text:h>
      <text:p text:style-name="P3"><text:span text:style-name="T24">Define the </text:span><text:span text:style-name="Source_20_Text"><text:span text:style-name="T35">constructor</text:span></text:span><text:span text:style-name="T32"> </text:span><text:span text:style-name="T24">property on the </text:span><text:span text:style-name="Source_20_Text"><text:span text:style-name="T35">Dog</text:span></text:span><text:span text:style-name="T32"> </text:span><text:span text:style-name="Source_20_Text"><text:span text:style-name="T35">prototype</text:span></text:span></text:p>
      <text:p text:style-name="P3"><text:span text:style-name="Source_20_Text"><text:span text:style-name="T39">function</text:span></text:span><text:span text:style-name="Source_20_Text"><text:span text:style-name="T47"> </text:span></text:span><text:span text:style-name="Source_20_Text"><text:span text:style-name="T42">Dog</text:span></text:span><text:span text:style-name="Source_20_Text"><text:span text:style-name="T47">(</text:span></text:span><text:span text:style-name="Source_20_Text"><text:span text:style-name="T45">name</text:span></text:span><text:span text:style-name="Source_20_Text"><text:span text:style-name="T47">) {</text:span></text:span>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5">// Modify the code below this line</text:p>
      <text:p text:style-name="P1"><text:span text:style-name="T10">Dog</text:span>.<text:span text:style-name="T14">prototype</text:span> = {</text:p>
      <text:p text:style-name="P1"><text:span text:style-name="T1">constructor</text:span>: <text:span text:style-name="T10">Dog</text:span>,</text:p>
      <text:p text:style-name="P1"><text:span text:style-name="T14">numLegs</text:span>: <text:span text:style-name="T18">4</text:span>,</text:p>
      <text:p text:style-name="P1"><text:span text:style-name="T14">eat</text:span>: <text:span text:style-name="T1">function</text:span>() {</text:p>
      <text:p text:style-name="P1"><text:span text:style-name="T14">console</text:span>.<text:span text:style-name="T14">log</text:span>(<text:span text:style-name="T19">"nom nom nom"</text:span>);</text:p>
      <text:p text:style-name="P1">},</text:p>
      <text:p text:style-name="P1"><text:span text:style-name="T14">describe</text:span>: <text:span text:style-name="T1">function</text:span>() {</text:p>
      <text:p text:style-name="P1"><text:span text:style-name="T14">console</text:span>.<text:span text:style-name="T14">log</text:span>(<text:span text:style-name="T19">"My name is "</text:span> + <text:span text:style-name="T1">this</text:span>.<text:span text:style-name="T14">name</text:span>);</text:p>
      <text:p text:style-name="P1">}</text:p>
      <text:p text:style-name="P1">};</text:p>
      <text:p text:style-name="P3"><text:span text:style-name="Source_20_Text"><text:span text:style-name="T35"/></text:span></text:p>
      <text:h text:style-name="P27" text:outline-level="2"><text:span text:style-name="Source_20_Text"><text:span text:style-name="T27">Understand Where an Object’s Prototype Comes From</text:span></text:span></text:h>
      <text:p text:style-name="P8"><text:span text:style-name="Source_20_Text"><text:span text:style-name="T22">Use </text:span></text:span><text:span text:style-name="Source_20_Text"><text:span text:style-name="T33">isPrototypeOf</text:span></text:span><text:span text:style-name="Source_20_Text"><text:span text:style-name="T25"> </text:span></text:span><text:span text:style-name="Source_20_Text"><text:span text:style-name="T22">to check the </text:span></text:span><text:span text:style-name="Source_20_Text"><text:span text:style-name="T33">prototype</text:span></text:span><text:span text:style-name="Source_20_Text"><text:span text:style-name="T25"> </text:span></text:span><text:span text:style-name="Source_20_Text"><text:span text:style-name="T22">of </text:span></text:span><text:span text:style-name="Source_20_Text"><text:span text:style-name="T33">beagle</text:span></text:span><text:span text:style-name="Source_20_Text"><text:span text:style-name="T22">.</text:span></text:span><text:span text:style-name="Source_20_Text"> </text:span></text:p>
      <text:p text:style-name="P8"><text:span text:style-name="Source_20_Text"><text:span text:style-name="T3">function</text:span></text:span><text:span text:style-name="Source_20_Text"><text:span text:style-name="T7"> </text:span></text:span><text:span text:style-name="Source_20_Text"><text:span text:style-name="T12">Dog</text:span></text:span><text:span text:style-name="Source_20_Text"><text:span text:style-name="T7">(</text:span></text:span><text:span text:style-name="Source_20_Text"><text:span text:style-name="T16">name</text:span></text:span><text:span text:style-name="Source_20_Text"><text:span text:style-name="T7">) {</text:span></text:span>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">let</text:span> <text:span text:style-name="T14">beagle</text:span> = <text:span text:style-name="T1">new</text:span> <text:span text:style-name="T10">Dog</text:span>(<text:span text:style-name="T19">"Snoopy"</text:span>);</text:p>
      <text:p text:style-name="P4"/>
      <text:p text:style-name="P5">// Add your code below this line</text:p>
      <text:p text:style-name="P4"><text:span text:style-name="T12">Dog</text:span><text:span text:style-name="T7">.</text:span><text:span text:style-name="T16">prototype</text:span><text:span text:style-name="T7">.</text:span><text:span text:style-name="T16">isPrototypeOf</text:span><text:span text:style-name="T7">(</text:span><text:span text:style-name="T16">beagle</text:span><text:span text:style-name="T7">);</text:span></text:p>
      <text:h text:style-name="P14" text:outline-level="2"><text:span text:style-name="Source_20_Text"><text:span text:style-name="T26">Understand the Prototype Chain</text:span></text:span></text:h>
      <text:p text:style-name="P12"><text:span text:style-name="Source_20_Text"><text:span text:style-name="T22">The </text:span></text:span><text:span text:style-name="Source_20_Text"><text:span text:style-name="T36">hasOwnProperty</text:span></text:span><text:span text:style-name="Source_20_Text"><text:span text:style-name="T22"> method is defined in </text:span></text:span><text:span text:style-name="Source_20_Text"><text:span text:style-name="T36">Object.prototype</text:span></text:span><text:span text:style-name="Source_20_Text"><text:span text:style-name="T22">, which can be accessed by </text:span></text:span><text:span text:style-name="Source_20_Text"><text:span text:style-name="T36">Bird.prototype</text:span></text:span><text:span text:style-name="Source_20_Text"><text:span text:style-name="T22">, which can then be accessed by </text:span></text:span><text:span text:style-name="Source_20_Text"><text:span text:style-name="T36">duck</text:span></text:span><text:span text:style-name="Source_20_Text"><text:span text:style-name="T22">. This is an example of the </text:span></text:span><text:span text:style-name="Source_20_Text"><text:span text:style-name="T36">prototype</text:span></text:span><text:span text:style-name="Source_20_Text"><text:span text:style-name="T22"> chain. In this </text:span></text:span><text:span text:style-name="Source_20_Text"><text:span text:style-name="T36">prototype</text:span></text:span><text:span text:style-name="Source_20_Text"><text:span text:style-name="T22"> chain, </text:span></text:span><text:span text:style-name="Source_20_Text"><text:span text:style-name="T36">Bird</text:span></text:span><text:span text:style-name="Source_20_Text"><text:span text:style-name="T22"> is the </text:span></text:span><text:span text:style-name="Source_20_Text"><text:span text:style-name="T36">supertype</text:span></text:span><text:span text:style-name="Source_20_Text"><text:span text:style-name="T22"> for </text:span></text:span><text:span text:style-name="Source_20_Text"><text:span text:style-name="T36">duck</text:span></text:span><text:span text:style-name="Source_20_Text"><text:span text:style-name="T22">, while </text:span></text:span><text:span text:style-name="Source_20_Text"><text:span text:style-name="T36">duck</text:span></text:span><text:span text:style-name="Source_20_Text"><text:span text:style-name="T22"> is the </text:span></text:span><text:span text:style-name="Source_20_Text"><text:span text:style-name="T36">subtype</text:span></text:span><text:span text:style-name="Source_20_Text"><text:span text:style-name="T22">. </text:span></text:span><text:span text:style-name="Source_20_Text"><text:span text:style-name="T36">Object</text:span></text:span><text:span text:style-name="Source_20_Text"><text:span text:style-name="T22"> is a </text:span></text:span><text:span text:style-name="Source_20_Text"><text:span text:style-name="T36">supertype</text:span></text:span><text:span text:style-name="Source_20_Text"><text:span text:style-name="T22"> for both </text:span></text:span><text:span text:style-name="Source_20_Text"><text:span text:style-name="T36">Bird</text:span></text:span><text:span text:style-name="Source_20_Text"><text:span text:style-name="T22"> and </text:span></text:span><text:span text:style-name="Source_20_Text"><text:span text:style-name="T36">duck</text:span></text:span><text:span text:style-name="Source_20_Text"><text:span text:style-name="T22">. </text:span></text:span><text:span text:style-name="Source_20_Text"><text:span text:style-name="T36">Object</text:span></text:span><text:span text:style-name="Source_20_Text"><text:span text:style-name="T22"> is a </text:span></text:span><text:span text:style-name="Source_20_Text"><text:span text:style-name="T36">supertype</text:span></text:span><text:span text:style-name="Source_20_Text"><text:span text:style-name="T22"> for all objects in JavaScript. Therefore, any object can use the </text:span></text:span><text:span text:style-name="Source_20_Text"><text:span text:style-name="T36">hasOwnProperty</text:span></text:span><text:span text:style-name="Source_20_Text"><text:span text:style-name="T22"> method.</text:span></text:span></text:p>
      <text:p text:style-name="Horizontal_20_Line"/>
      <text:p text:style-name="P11">Modify the code to show the correct prototype chain.</text:p>
      <text:p text:style-name="P10"><text:soft-page-break/><text:span text:style-name="T1">function</text:span> <text:span text:style-name="T10">Dog</text:span>(<text:span text:style-name="T14">name</text:span>) {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">let</text:span> <text:span text:style-name="T14">beagle</text:span> = <text:span text:style-name="T1">new</text:span> <text:span text:style-name="T10">Dog</text:span>(<text:span text:style-name="T19">"Snoopy"</text:span>);</text:p>
      <text:p text:style-name="P4"/>
      <text:p text:style-name="P1"><text:span text:style-name="T10">Dog</text:span>.<text:span text:style-name="T14">prototype</text:span>.<text:span text:style-name="T14">isPrototypeOf</text:span>(<text:span text:style-name="T14">beagle</text:span>); <text:span text:style-name="T61">// =&gt; true</text:span></text:p>
      <text:p text:style-name="P4"/>
      <text:p text:style-name="P5">// Fix the code below so that it evaluates to true</text:p>
      <text:p text:style-name="P1"><text:span text:style-name="T10">Object</text:span>.<text:span text:style-name="T14">prototype</text:span>.<text:span text:style-name="T14">isPrototypeOf</text:span>(<text:span text:style-name="T10">Dog</text:span>.<text:span text:style-name="T14">prototype</text:span>);</text:p>
      <text:p text:style-name="P11"/>
      <text:h text:style-name="P22" text:outline-level="2">Use Inheritance So You Don't Repeat Yourself</text:h>
      <text:p text:style-name="P7"><text:span text:style-name="T56">The </text:span><text:span text:style-name="Source_20_Text"><text:span text:style-name="T59">eat</text:span></text:span><text:span text:style-name="T56"> method is repeated in both </text:span><text:span text:style-name="Source_20_Text"><text:span text:style-name="T59">Cat</text:span></text:span><text:span text:style-name="T56"> and </text:span><text:span text:style-name="Source_20_Text"><text:span text:style-name="T59">Bear</text:span></text:span><text:span text:style-name="T56">. Edit the code in the spirit of </text:span><text:span text:style-name="Source_20_Text"><text:span text:style-name="T59">DRY</text:span></text:span><text:span text:style-name="T56"> by moving the </text:span><text:span text:style-name="Source_20_Text"><text:span text:style-name="T59">eat</text:span></text:span><text:span text:style-name="T56"> method to the </text:span><text:span text:style-name="Source_20_Text"><text:span text:style-name="T59">Animal</text:span></text:span><text:span text:style-name="T56"> </text:span><text:span text:style-name="Source_20_Text"><text:span text:style-name="T59">supertype</text:span></text:span><text:span text:style-name="T56">.</text:span></text:p>
      <text:p text:style-name="Horizontal_20_Line"/>
      <text:p text:style-name="P20">Run the TestsReset All Code</text:p>
      <text:p text:style-name="P21"/>
      <text:p text:style-name="P1"><text:span text:style-name="T1">function</text:span> <text:span text:style-name="T10">Cat</text:span>(<text:span text:style-name="T14">name</text:span>) {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0">Cat</text:span>.<text:span text:style-name="T14">prototype</text:span> = {</text:p>
      <text:p text:style-name="P1"><text:span text:style-name="T1">constructor</text:span>: <text:span text:style-name="T10">Cat</text:span>,</text:p>
      <text:p text:style-name="P1"><text:span text:style-name="T14">eat</text:span>: <text:span text:style-name="T1">function</text:span>() {</text:p>
      <text:p text:style-name="P1"><text:span text:style-name="T14">console</text:span>.<text:span text:style-name="T14">log</text:span>(<text:span text:style-name="T19">"nom nom nom"</text:span>);</text:p>
      <text:p text:style-name="P1">}</text:p>
      <text:p text:style-name="P1">};</text:p>
      <text:p text:style-name="P4"/>
      <text:p text:style-name="P1"><text:span text:style-name="T1">function</text:span> <text:span text:style-name="T10">Bear</text:span>(<text:span text:style-name="T14">name</text:span>) {</text:p>
      <text:p text:style-name="P1"><text:span text:style-name="T1">this</text:span>.<text:span text:style-name="T14">name</text:span> = <text:span text:style-name="T14">name</text:span>;</text:p>
      <text:p text:style-name="P1">}</text:p>
      <text:p text:style-name="P4"/>
      <text:p text:style-name="P1"><text:span text:style-name="T10">Bear</text:span>.<text:span text:style-name="T14">prototype</text:span> = {</text:p>
      <text:p text:style-name="P1"><text:span text:style-name="T1">constructor</text:span>: <text:span text:style-name="T10">Bear</text:span>,</text:p>
      <text:p text:style-name="P1"><text:span text:style-name="T14">eat</text:span>: <text:span text:style-name="T1">function</text:span>() {</text:p>
      <text:p text:style-name="P1"><text:span text:style-name="T14">console</text:span>.<text:span text:style-name="T14">log</text:span>(<text:span text:style-name="T19">"nom nom nom"</text:span>);</text:p>
      <text:p text:style-name="P1">}</text:p>
      <text:p text:style-name="P1">};</text:p>
      <text:p text:style-name="P4"/>
      <text:p text:style-name="P1"><text:span text:style-name="T1">function</text:span> <text:span text:style-name="T10">Animal</text:span>() { }</text:p>
      <text:p text:style-name="P4"/>
      <text:p text:style-name="P1"><text:span text:style-name="T10">Animal</text:span>.<text:span text:style-name="T14">prototype</text:span> = {</text:p>
      <text:p text:style-name="P1"><text:soft-page-break/><text:span text:style-name="T1">constructor</text:span>: <text:span text:style-name="T10">Animal</text:span>,</text:p>
      <text:p text:style-name="P1"><text:span text:style-name="T14">eat</text:span>: <text:span text:style-name="T1">function</text:span>(){</text:p>
      <text:p text:style-name="P1"><text:span text:style-name="T14">console</text:span>.<text:span text:style-name="T14">log</text:span>(<text:span text:style-name="T19">"nom nom nom"</text:span>);</text:p>
      <text:p text:style-name="P1">}</text:p>
      <text:p text:style-name="P1">};</text:p>
      <text:p text:style-name="P1"><text:span text:style-name="T10">Bear</text:span>.<text:span text:style-name="T14">prototype</text:span> = {</text:p>
      <text:p text:style-name="P1"><text:span text:style-name="T1">constructor</text:span>: <text:span text:style-name="T10">Bear</text:span></text:p>
      <text:p text:style-name="P1">};</text:p>
      <text:p text:style-name="P1"><text:span text:style-name="T10">Cat</text:span>.<text:span text:style-name="T14">prototype</text:span> = {</text:p>
      <text:p text:style-name="P1"><text:span text:style-name="T1">constructor</text:span>: <text:span text:style-name="T10">Cat</text:span></text:p>
      <text:p text:style-name="P1">};</text:p>
      <text:p text:style-name="Standard"/>
      <text:h text:style-name="P26" text:outline-level="2"> <text:span text:style-name="T60">Inherit Behaviors from a Supertype</text:span></text:h>
      <text:p text:style-name="P8"><text:span text:style-name="T22">Use </text:span><text:span text:style-name="Source_20_Text"><text:span text:style-name="T33">Object.create</text:span></text:span><text:span text:style-name="T25"> </text:span><text:span text:style-name="T22">to make two instances of </text:span><text:span text:style-name="Source_20_Text"><text:span text:style-name="T33">Animal</text:span></text:span><text:span text:style-name="T25"> </text:span><text:span text:style-name="T22">named </text:span><text:span text:style-name="Source_20_Text"><text:span text:style-name="T33">duck</text:span></text:span><text:span text:style-name="T25"> </text:span><text:span text:style-name="T22">and </text:span><text:span text:style-name="Source_20_Text"><text:span text:style-name="T33">beagle</text:span></text:span><text:span text:style-name="T22">.</text:span> </text:p>
      <text:p text:style-name="P9"><text:span text:style-name="T1">function</text:span> <text:span text:style-name="T10">Animal</text:span>() { }</text:p>
      <text:p text:style-name="P4"/>
      <text:p text:style-name="P1"><text:span text:style-name="T10">Animal</text:span>.<text:span text:style-name="T14">prototype</text:span> = {</text:p>
      <text:p text:style-name="P1"><text:span text:style-name="T1">constructor</text:span>: <text:span text:style-name="T10">Animal</text:span>,</text:p>
      <text:p text:style-name="P1"><text:span text:style-name="T14">eat</text:span>: <text:span text:style-name="T1">function</text:span>() {</text:p>
      <text:p text:style-name="P1"><text:span text:style-name="T14">console</text:span>.<text:span text:style-name="T14">log</text:span>(<text:span text:style-name="T19">"nom nom nom"</text:span>);</text:p>
      <text:p text:style-name="P1">}</text:p>
      <text:p text:style-name="P1">};</text:p>
      <text:p text:style-name="P4"/>
      <text:p text:style-name="P5">// Add your code below this line</text:p>
      <text:p text:style-name="P4"/>
      <text:p text:style-name="P1"><text:span text:style-name="T1">let</text:span> <text:span text:style-name="T14">duck</text:span> = <text:span text:style-name="T10">Object</text:span>.<text:span text:style-name="T14">create</text:span>(<text:span text:style-name="T10">Animal</text:span>.<text:span text:style-name="T14">prototype</text:span>); <text:span text:style-name="T61">// Change this line</text:span></text:p>
      <text:p text:style-name="P1"><text:span text:style-name="T1">let</text:span> <text:span text:style-name="T14">beagle</text:span> = <text:span text:style-name="T10">Object</text:span>.<text:span text:style-name="T14">create</text:span>(<text:span text:style-name="T10">Animal</text:span>.<text:span text:style-name="T14">prototype</text:span>); <text:span text:style-name="T61">// Change this line</text:span></text:p>
      <text:p text:style-name="P4"/>
      <text:p text:style-name="P1"><text:span text:style-name="T14">duck</text:span>.<text:span text:style-name="T14">eat</text:span>(); <text:span text:style-name="T61">// Should print "nom nom nom"</text:span></text:p>
      <text:p text:style-name="P1"><text:span text:style-name="T14">beagle</text:span>.<text:span text:style-name="T14">eat</text:span>(); <text:span text:style-name="T61">// Should print "nom nom nom"</text:span></text:p>
      <text:p text:style-name="P8"/>
      <text:h text:style-name="P13" text:outline-level="2">Set the Child's Prototype to an Instance of the Parent</text:h>
      <text:p text:style-name="P8"><text:span text:style-name="T22">Modify the code so that instances of </text:span><text:span text:style-name="Source_20_Text"><text:span text:style-name="T33">Dog</text:span></text:span><text:span text:style-name="T25"> </text:span><text:span text:style-name="T22">inherit from </text:span><text:span text:style-name="Source_20_Text"><text:span text:style-name="T33">Animal</text:span></text:span> </text:p>
      <text:p text:style-name="P9"><text:span text:style-name="T1">function</text:span> <text:span text:style-name="T10">Animal</text:span>() { }</text:p>
      <text:p text:style-name="P4"/>
      <text:p text:style-name="P1"><text:span text:style-name="T10">Animal</text:span>.<text:span text:style-name="T14">prototype</text:span> = {</text:p>
      <text:p text:style-name="P1"><text:span text:style-name="T1">constructor</text:span>: <text:span text:style-name="T10">Animal</text:span>,</text:p>
      <text:p text:style-name="P1"><text:span text:style-name="T14">eat</text:span>: <text:span text:style-name="T1">function</text:span>() {</text:p>
      <text:p text:style-name="P1"><text:span text:style-name="T14">console</text:span>.<text:span text:style-name="T14">log</text:span>(<text:span text:style-name="T19">"nom nom nom"</text:span>);</text:p>
      <text:p text:style-name="P1">}</text:p>
      <text:p text:style-name="P1">};</text:p>
      <text:p text:style-name="P4"><text:soft-page-break/></text:p>
      <text:p text:style-name="P1"><text:span text:style-name="T1">function</text:span> <text:span text:style-name="T10">Dog</text:span>() { }</text:p>
      <text:p text:style-name="P4"/>
      <text:p text:style-name="P5">// Add your code below this line</text:p>
      <text:p text:style-name="P1"><text:span text:style-name="T10">Dog</text:span>.<text:span text:style-name="T14">prototype</text:span> = <text:span text:style-name="T10">Object</text:span>.<text:span text:style-name="T14">create</text:span>(<text:span text:style-name="T10">Animal</text:span>.<text:span text:style-name="T14">prototype</text:span>);</text:p>
      <text:p text:style-name="P4"/>
      <text:p text:style-name="P1"><text:span text:style-name="T1">let</text:span> <text:span text:style-name="T14">beagle</text:span> = <text:span text:style-name="T1">new</text:span> <text:span text:style-name="T10">Dog</text:span>(<text:span text:style-name="T19">"snoopy"</text:span>);</text:p>
      <text:p text:style-name="P1"><text:span text:style-name="T14">beagle</text:span>.<text:span text:style-name="T14">eat</text:span>(); <text:span text:style-name="T61">// Should print "nom nom nom"</text:span></text:p>
      <text:p text:style-name="P1"><text:span text:style-name="T61"/></text:p>
      <text:p text:style-name="P34">Reset an Inherited Constructor Property</text:p>
      <text:p text:style-name="P34"><text:span text:style-name="T22">Fix the code so </text:span><text:span text:style-name="Source_20_Text"><text:span text:style-name="T33">duck.constructor</text:span></text:span><text:span text:style-name="T25"> </text:span><text:span text:style-name="T22">and </text:span><text:span text:style-name="Source_20_Text"><text:span text:style-name="T33">beagle.constructor</text:span></text:span><text:span text:style-name="T25"> </text:span><text:span text:style-name="T22">return their respective constructors</text:span> </text:p>
      <text:p text:style-name="P33"><text:span text:style-name="T1">function</text:span> <text:span text:style-name="T10">Animal</text:span>() { }</text:p>
      <text:p text:style-name="P1"><text:span text:style-name="T1">function</text:span> <text:span text:style-name="T10">Bird</text:span>() { }</text:p>
      <text:p text:style-name="P1"><text:span text:style-name="T1">function</text:span> <text:span text:style-name="T10">Dog</text:span>() { }</text:p>
      <text:p text:style-name="P4"/>
      <text:p text:style-name="P1"><text:span text:style-name="T10">Bird</text:span>.<text:span text:style-name="T14">prototype</text:span> = <text:span text:style-name="T10">Object</text:span>.<text:span text:style-name="T14">create</text:span>(<text:span text:style-name="T10">Animal</text:span>.<text:span text:style-name="T14">prototype</text:span>);</text:p>
      <text:p text:style-name="P1"><text:span text:style-name="T10">Dog</text:span>.<text:span text:style-name="T14">prototype</text:span> = <text:span text:style-name="T10">Object</text:span>.<text:span text:style-name="T14">create</text:span>(<text:span text:style-name="T10">Animal</text:span>.<text:span text:style-name="T14">prototype</text:span>);</text:p>
      <text:p text:style-name="P4"/>
      <text:p text:style-name="P5">// Add your code below this line</text:p>
      <text:p text:style-name="P1"><text:span text:style-name="T10">Bird</text:span>.<text:span text:style-name="T14">prototype</text:span>.<text:span text:style-name="T1">constructor</text:span> = <text:span text:style-name="T10">Bird</text:span>;</text:p>
      <text:p text:style-name="P1"><text:span text:style-name="T10">Dog</text:span>.<text:span text:style-name="T14">prototype</text:span>.<text:span text:style-name="T1">constructor</text:span> = <text:span text:style-name="T10">Dog</text:span>;</text:p>
      <text:p text:style-name="P42"><text:line-break/><text:line-break/></text:p>
      <text:p text:style-name="P1"><text:span text:style-name="T1">let</text:span> <text:span text:style-name="T14">duck</text:span> = <text:span text:style-name="T1">new</text:span> <text:span text:style-name="T10">Bird</text:span>();</text:p>
      <text:p text:style-name="P37"><text:span text:style-name="T4">let</text:span><text:span text:style-name="T8"> </text:span><text:span text:style-name="T17">beagle</text:span><text:span text:style-name="T8"> = </text:span><text:span text:style-name="T4">new</text:span><text:span text:style-name="T8"> </text:span><text:span text:style-name="T13">Dog</text:span><text:span text:style-name="T8">();</text:span></text:p>
      <text:p text:style-name="P37"><text:span text:style-name="T48"/></text:p>
      <text:p text:style-name="P37"><text:span text:style-name="T30">Add Methods After Inheritance</text:span></text:p>
      <text:p text:style-name="P38"><text:span text:style-name="T23">Add all necessary code so the </text:span><text:span text:style-name="Source_20_Text"><text:span text:style-name="T38">Dog</text:span></text:span><text:span text:style-name="T30"> </text:span><text:span text:style-name="T23">object inherits from </text:span><text:span text:style-name="Source_20_Text"><text:span text:style-name="T38">Animal</text:span></text:span><text:span text:style-name="T30"> </text:span><text:span text:style-name="T23">and the </text:span><text:span text:style-name="Source_20_Text"><text:span text:style-name="T38">Dog's</text:span></text:span><text:span text:style-name="T30"> </text:span><text:span text:style-name="Source_20_Text"><text:span text:style-name="T38">prototype</text:span></text:span><text:span text:style-name="T30"> </text:span><text:span text:style-name="T23">constructor is set to Dog. Then add a </text:span><text:span text:style-name="Source_20_Text"><text:span text:style-name="T38">bark()</text:span></text:span><text:span text:style-name="T30"> </text:span><text:span text:style-name="T23">method to the </text:span><text:span text:style-name="Source_20_Text"><text:span text:style-name="T38">Dog</text:span></text:span><text:span text:style-name="T30"> </text:span><text:span text:style-name="T23">object so that </text:span><text:span text:style-name="Source_20_Text"><text:span text:style-name="T38">beagle</text:span></text:span><text:span text:style-name="T30"> </text:span><text:span text:style-name="T23">can both </text:span><text:span text:style-name="Source_20_Text"><text:span text:style-name="T38">eat()</text:span></text:span><text:span text:style-name="T30"> </text:span><text:span text:style-name="T23">and </text:span><text:span text:style-name="Source_20_Text"><text:span text:style-name="T38">bark()</text:span></text:span><text:span text:style-name="T23">. The </text:span><text:span text:style-name="Source_20_Text"><text:span text:style-name="T38">bark()</text:span></text:span><text:span text:style-name="T30"> </text:span><text:span text:style-name="T23">method should print "Woof!" to the console.</text:span></text:p>
      <text:p text:style-name="P31"><text:span text:style-name="T40">function</text:span><text:span text:style-name="T50"> </text:span><text:span text:style-name="T43">Animal</text:span><text:span text:style-name="T50">() { }</text:span></text:p>
      <text:p text:style-name="P1"><text:span text:style-name="T10">Animal</text:span>.<text:span text:style-name="T14">prototype</text:span>.<text:span text:style-name="T14">eat</text:span> = <text:span text:style-name="T1">function</text:span>() { <text:span text:style-name="T14">console</text:span>.<text:span text:style-name="T14">log</text:span>(<text:span text:style-name="T19">"nom nom nom"</text:span>); };</text:p>
      <text:p text:style-name="P4"/>
      <text:p text:style-name="P1"><text:span text:style-name="T1">function</text:span> <text:span text:style-name="T10">Dog</text:span>() { }</text:p>
      <text:p text:style-name="P4"/>
      <text:p text:style-name="P5">// Add your code below this line</text:p>
      <text:p text:style-name="P1"><text:span text:style-name="T10">Dog</text:span>.<text:span text:style-name="T14">prototype</text:span> = <text:span text:style-name="T10">Object</text:span>.<text:span text:style-name="T14">create</text:span>(<text:span text:style-name="T10">Animal</text:span>.<text:span text:style-name="T14">prototype</text:span>);</text:p>
      <text:p text:style-name="P1"><text:span text:style-name="T10">Dog</text:span>.<text:span text:style-name="T14">prototype</text:span>.<text:span text:style-name="T1">constructor</text:span> = <text:span text:style-name="T10">Dog</text:span>;</text:p>
      <text:p text:style-name="P4"><text:soft-page-break/></text:p>
      <text:p text:style-name="P1"><text:span text:style-name="T10">Dog</text:span>.<text:span text:style-name="T14">prototype</text:span>.<text:span text:style-name="T14">bark</text:span> = <text:span text:style-name="T1">function</text:span>() {</text:p>
      <text:p text:style-name="P1"><text:span text:style-name="T14">console</text:span>.<text:span text:style-name="T14">log</text:span>(<text:span text:style-name="T19">"Woof!"</text:span>);</text:p>
      <text:p text:style-name="P1">}</text:p>
      <text:p text:style-name="P42"><text:line-break/></text:p>
      <text:p text:style-name="P5">// Add your code above this line</text:p>
      <text:p text:style-name="P4"/>
      <text:p text:style-name="P1"><text:span text:style-name="T1">let</text:span> <text:span text:style-name="T14">beagle</text:span> = <text:span text:style-name="T1">new</text:span> <text:span text:style-name="T10">Dog</text:span>();</text:p>
      <text:p text:style-name="P4"/>
      <text:p text:style-name="P1"><text:span text:style-name="T14">beagle</text:span>.<text:span text:style-name="T14">eat</text:span>(); <text:span text:style-name="T61">// Should print "nom nom nom"</text:span></text:p>
      <text:p text:style-name="P1"><text:span text:style-name="T14">beagle</text:span>.<text:span text:style-name="T14">bark</text:span>(); <text:span text:style-name="T61">// Should print "Woof!</text:span></text:p>
      <text:p text:style-name="P1"><text:span text:style-name="T61"/></text:p>
      <text:p text:style-name="P34">Override Inherited Methods</text:p>
      <text:p text:style-name="P34"><text:span text:style-name="T22">Override the </text:span><text:span text:style-name="Source_20_Text"><text:span text:style-name="T33">fly()</text:span></text:span><text:span text:style-name="T25"> </text:span><text:span text:style-name="T22">method for </text:span><text:span text:style-name="Source_20_Text"><text:span text:style-name="T33">Penguin</text:span></text:span><text:span text:style-name="T25"> </text:span><text:span text:style-name="T22">so that it returns "Alas, this is a flightless bird."</text:span> </text:p>
      <text:p text:style-name="P41"><text:span text:style-name="T63"><text:s/></text:span><text:span text:style-name="T9">NOTE: </text:span><text:span text:style-name="Source_20_Text"><text:span text:style-name="T49">ChildObject.prototype = Object.create(ParentObject.prototype)</text:span></text:span><text:span text:style-name="Source_20_Text"><text:span text:style-name="T36">;</text:span></text:span></text:p>
      <text:p text:style-name="P41"><text:span text:style-name="Source_20_Text"><text:span text:style-name="T36"/></text:span></text:p>
      <text:p text:style-name="P33"><text:span text:style-name="T1">function</text:span> <text:span text:style-name="T10">Bird</text:span>() { }</text:p>
      <text:p text:style-name="P4"/>
      <text:p text:style-name="P1"><text:span text:style-name="T10">Bird</text:span>.<text:span text:style-name="T14">prototype</text:span>.<text:span text:style-name="T14">fly</text:span> = <text:span text:style-name="T1">function</text:span>() { <text:span text:style-name="T1">return</text:span> <text:span text:style-name="T19">"I am flying!"</text:span>; };</text:p>
      <text:p text:style-name="P4"/>
      <text:p text:style-name="P1"><text:span text:style-name="T1">function</text:span> <text:span text:style-name="T10">Penguin</text:span>() { }</text:p>
      <text:p text:style-name="P1"><text:span text:style-name="T10">Penguin</text:span>.<text:span text:style-name="T14">prototype</text:span> = <text:span text:style-name="T10">Object</text:span>.<text:span text:style-name="T14">create</text:span>(<text:span text:style-name="T10">Bird</text:span>.<text:span text:style-name="T14">prototype</text:span>);</text:p>
      <text:p text:style-name="P1"><text:span text:style-name="T10">Penguin</text:span>.<text:span text:style-name="T14">prototype</text:span>.<text:span text:style-name="T1">constructor</text:span> = <text:span text:style-name="T10">Penguin</text:span>;</text:p>
      <text:p text:style-name="P4"/>
      <text:p text:style-name="P5">// Add your code below this line</text:p>
      <text:p text:style-name="P1"><text:span text:style-name="T10">Penguin</text:span>.<text:span text:style-name="T14">prototype</text:span>.<text:span text:style-name="T14">fly</text:span> = <text:span text:style-name="T1">function</text:span>(){</text:p>
      <text:p text:style-name="P1"><text:span text:style-name="T1">return</text:span> <text:span text:style-name="T19">"Alas, this is a flightless bird."</text:span></text:p>
      <text:p text:style-name="P1">} </text:p>
      <text:p text:style-name="P15"/>
      <text:p text:style-name="P5">// Add your code above this line</text:p>
      <text:p text:style-name="P4"/>
      <text:p text:style-name="P1"><text:span text:style-name="T1">let</text:span> <text:span text:style-name="T14">penguin</text:span> = <text:span text:style-name="T1">new</text:span> <text:span text:style-name="T10">Penguin</text:span>();</text:p>
      <text:p text:style-name="P39"><text:span text:style-name="T17">console</text:span><text:span text:style-name="T8">.</text:span><text:span text:style-name="T17">log</text:span><text:span text:style-name="T8">(</text:span><text:span text:style-name="T17">penguin</text:span><text:span text:style-name="T8">.</text:span><text:span text:style-name="T17">fly</text:span><text:span text:style-name="T8">());</text:span></text:p>
      <text:p text:style-name="P39"><text:span text:style-name="T31"/></text:p>
      <text:p text:style-name="P39"><text:span text:style-name="T30">Use a Mixin to Add Common Behavior Between Unrelated Objects</text:span></text:p>
      <text:p text:style-name="P39"><text:span text:style-name="T23">Create a </text:span><text:span text:style-name="Source_20_Text"><text:span text:style-name="T38">mixin</text:span></text:span><text:span text:style-name="T30"> </text:span><text:span text:style-name="T23">named </text:span><text:span text:style-name="Source_20_Text"><text:span text:style-name="T38">glideMixin</text:span></text:span><text:span text:style-name="T30"> </text:span><text:span text:style-name="T23">that defines a method named </text:span><text:span text:style-name="Source_20_Text"><text:span text:style-name="T38">glide</text:span></text:span><text:span text:style-name="T23">. Then use the </text:span><text:span text:style-name="Source_20_Text"><text:span text:style-name="T38">glideMixin</text:span></text:span><text:span text:style-name="T30"> </text:span><text:span text:style-name="T23">to give both </text:span><text:span text:style-name="Source_20_Text"><text:span text:style-name="T38">bird</text:span></text:span><text:span text:style-name="T30"> </text:span><text:span text:style-name="T23">and </text:span><text:span text:style-name="Source_20_Text"><text:span text:style-name="T38">boat</text:span></text:span><text:span text:style-name="T30"> </text:span><text:span text:style-name="T23">the ability to glide</text:span><text:span text:style-name="T30"> </text:span></text:p>
      <text:p text:style-name="P32"><text:soft-page-break/><text:span text:style-name="T41">let</text:span><text:span text:style-name="T54"> </text:span><text:span text:style-name="T46">bird</text:span><text:span text:style-name="T54"> = {</text:span></text:p>
      <text:p text:style-name="P1"><text:span text:style-name="T14">name</text:span>: <text:span text:style-name="T19">"Donald"</text:span>,</text:p>
      <text:p text:style-name="P1"><text:span text:style-name="T14">numLegs</text:span>: <text:span text:style-name="T18">2</text:span></text:p>
      <text:p text:style-name="P1">};</text:p>
      <text:p text:style-name="P4"/>
      <text:p text:style-name="P1"><text:span text:style-name="T1">let</text:span> <text:span text:style-name="T14">boat</text:span> = {</text:p>
      <text:p text:style-name="P1"><text:span text:style-name="T14">name</text:span>: <text:span text:style-name="T19">"Warrior"</text:span>,</text:p>
      <text:p text:style-name="P1"><text:span text:style-name="T14">type</text:span>: <text:span text:style-name="T19">"race-boat"</text:span></text:p>
      <text:p text:style-name="P1">};</text:p>
      <text:p text:style-name="P15"/>
      <text:p text:style-name="P5">// Add your code below this line</text:p>
      <text:p text:style-name="P1"><text:span text:style-name="T1">let</text:span> <text:span text:style-name="T14">glideMixin</text:span> = <text:span text:style-name="T1">function</text:span>(<text:span text:style-name="T14">obj</text:span>){</text:p>
      <text:p text:style-name="P1"><text:span text:style-name="T14">obj</text:span>.<text:span text:style-name="T14">glide</text:span> = <text:span text:style-name="T1">function</text:span>(){</text:p>
      <text:p text:style-name="P1"><text:span text:style-name="T14">console</text:span>.<text:span text:style-name="T14">log</text:span>(<text:span text:style-name="T19">"gliding, wooosh!"</text:span>);</text:p>
      <text:p text:style-name="P1">}</text:p>
      <text:p text:style-name="P1">};</text:p>
      <text:p text:style-name="P1"><text:span text:style-name="T14">glideMixin</text:span>(<text:span text:style-name="T14">bird</text:span>);</text:p>
      <text:p text:style-name="P1"><text:span text:style-name="T14">glideMixin</text:span>(<text:span text:style-name="T14">boat</text:span>);</text:p>
      <text:p text:style-name="P4"/>
      <text:p text:style-name="P1"><text:span text:style-name="T14">bird</text:span>.<text:span text:style-name="T14">glide</text:span>();</text:p>
      <text:p text:style-name="P1"><text:span text:style-name="T14">boat</text:span>.<text:span text:style-name="T14">glide</text:span>();</text:p>
      <text:p text:style-name="P39"><text:span text:style-name="T30"/></text:p>
      <text:h text:style-name="P45" text:outline-level="2"><text:span text:style-name="T63">Use Closure to Protect Properties Within an Object from Being Modified Externally</text:span></text:h>
      <text:p text:style-name="P39"><text:span text:style-name="T23">Change how </text:span><text:span text:style-name="Source_20_Text"><text:span text:style-name="T38">weight</text:span></text:span><text:span text:style-name="T30"> </text:span><text:span text:style-name="T23">is declared in the </text:span><text:span text:style-name="Source_20_Text"><text:span text:style-name="T38">Bird</text:span></text:span><text:span text:style-name="T30"> </text:span><text:span text:style-name="T23">function so it is a private variable. Then, create a method </text:span><text:span text:style-name="Source_20_Text"><text:span text:style-name="T38">getWeight</text:span></text:span><text:span text:style-name="T30"> </text:span><text:span text:style-name="T23">that returns the value of </text:span><text:span text:style-name="Source_20_Text"><text:span text:style-name="T38">weight</text:span></text:span><text:span text:style-name="T30"> </text:span><text:span text:style-name="T23">15.</text:span><text:span text:style-name="T30"> </text:span></text:p>
      <text:p text:style-name="P32"><text:span text:style-name="T41">function</text:span><text:span text:style-name="T54"> </text:span><text:span text:style-name="T44">Bird</text:span><text:span text:style-name="T54">() {</text:span></text:p>
      <text:p text:style-name="P1"><text:span text:style-name="T1">let</text:span> <text:span text:style-name="T14">weight</text:span> = <text:span text:style-name="T18">15</text:span>;</text:p>
      <text:p text:style-name="P4"/>
      <text:p text:style-name="P1"><text:span text:style-name="T1">this</text:span>.<text:span text:style-name="T14">getWeight</text:span> = <text:span text:style-name="T1">function</text:span>(){</text:p>
      <text:p text:style-name="P1"><text:span text:style-name="T1">return</text:span> <text:span text:style-name="T14">weight</text:span>;</text:p>
      <text:p text:style-name="P1">};</text:p>
      <text:p text:style-name="P1">}</text:p>
      <text:p text:style-name="P1"><text:span text:style-name="T1">let</text:span> <text:span text:style-name="T14">weight</text:span> = <text:span text:style-name="T1">new</text:span> <text:span text:style-name="T10">Bird</text:span>();</text:p>
      <text:p text:style-name="P1"><text:span text:style-name="T14">weight</text:span>.<text:span text:style-name="T14">getWeight</text:span>();</text:p>
      <text:p text:style-name="P39"><text:span text:style-name="T30"/></text:p>
      <text:h text:style-name="P45" text:outline-level="2"><text:soft-page-break/><text:span text:style-name="T63">Understand the Immediately Invoked Function Expression (IIFE)</text:span></text:h>
      <text:p text:style-name="P39"><text:span text:style-name="T29">Rewrite the function </text:span><text:span text:style-name="Source_20_Text"><text:span text:style-name="T37">makeNest</text:span></text:span><text:span text:style-name="T29"> and remove its call so instead it's an anonymous </text:span><text:span text:style-name="Source_20_Text"><text:span text:style-name="T37">immediately invoked function expression</text:span></text:span><text:span text:style-name="T29"> (</text:span><text:span text:style-name="Source_20_Text"><text:span text:style-name="T37">IIFE</text:span></text:span><text:span text:style-name="T29">).</text:span></text:p>
      <text:p text:style-name="Horizontal_20_Line"/>
      <text:p text:style-name="P44">(<text:span text:style-name="T1">function</text:span>() {</text:p>
      <text:p text:style-name="P1"><text:span text:style-name="T14">console</text:span>.<text:span text:style-name="T14">log</text:span>(<text:span text:style-name="T19">"A cozy nest is ready"</text:span>);</text:p>
      <text:p text:style-name="P1">})();</text:p>
      <text:p text:style-name="P4"/>
      <text:p text:style-name="P1"><text:span text:style-name="T14">makeNest</text:span>();</text:p>
      <text:p text:style-name="P1"/>
      <text:p text:style-name="P34">Use an IIFE to Create a Module</text:p>
      <text:p text:style-name="P34"><text:span text:style-name="T22">Create a </text:span><text:span text:style-name="Source_20_Text"><text:span text:style-name="T33">module</text:span></text:span><text:span text:style-name="T25"> </text:span><text:span text:style-name="T22">named </text:span><text:span text:style-name="Source_20_Text"><text:span text:style-name="T33">funModule</text:span></text:span><text:span text:style-name="T25"> </text:span><text:span text:style-name="T22">to wrap the two </text:span><text:span text:style-name="Source_20_Text"><text:span text:style-name="T33">mixins</text:span></text:span><text:span text:style-name="T25"> </text:span><text:span text:style-name="Source_20_Text"><text:span text:style-name="T33">isCuteMixin</text:span></text:span><text:span text:style-name="T25"> </text:span><text:span text:style-name="T22">and </text:span><text:span text:style-name="Source_20_Text"><text:span text:style-name="T33">singMixin</text:span></text:span><text:span text:style-name="T22">. </text:span><text:span text:style-name="Source_20_Text"><text:span text:style-name="T33">funModule</text:span></text:span><text:span text:style-name="T25"> </text:span><text:span text:style-name="T22">should return an object</text:span> </text:p>
      <text:p text:style-name="P33"><text:span text:style-name="T1">let</text:span> <text:span text:style-name="T14">isCuteMixin</text:span> = <text:span text:style-name="T1">function</text:span>(<text:span text:style-name="T14">obj</text:span>) {</text:p>
      <text:p text:style-name="P1"><text:span text:style-name="T14">obj</text:span>.<text:span text:style-name="T14">isCute</text:span> = <text:span text:style-name="T1">function</text:span>() {</text:p>
      <text:p text:style-name="P1"><text:span text:style-name="T1">return</text:span> <text:span text:style-name="T1">true</text:span>;</text:p>
      <text:p text:style-name="P1">};</text:p>
      <text:p text:style-name="P1">};</text:p>
      <text:p text:style-name="P1"><text:span text:style-name="T1">let</text:span> <text:span text:style-name="T14">singMixin</text:span> = <text:span text:style-name="T1">function</text:span>(<text:span text:style-name="T14">obj</text:span>) {</text:p>
      <text:p text:style-name="P1"><text:span text:style-name="T14">obj</text:span>.<text:span text:style-name="T14">sing</text:span> = <text:span text:style-name="T1">function</text:span>() {</text:p>
      <text:p text:style-name="P1"><text:span text:style-name="T14">console</text:span>.<text:span text:style-name="T14">log</text:span>(<text:span text:style-name="T19">"Singing to an awesome tune"</text:span>);</text:p>
      <text:p text:style-name="P1">};</text:p>
      <text:p text:style-name="P1">};</text:p>
      <text:p text:style-name="P4"/>
      <text:p text:style-name="P1"><text:span text:style-name="T1">let</text:span> <text:span text:style-name="T14">funModule</text:span> = (<text:span text:style-name="T1">function</text:span> (){</text:p>
      <text:p text:style-name="P1"><text:span text:style-name="T1">return</text:span> {</text:p>
      <text:p text:style-name="P1"><text:span text:style-name="T14">isCuteMixin</text:span>: <text:span text:style-name="T1">function</text:span>(<text:span text:style-name="T14">obj</text:span>){</text:p>
      <text:p text:style-name="P1"><text:span text:style-name="T14">obj</text:span>.<text:span text:style-name="T14">isCute</text:span> = <text:span text:style-name="T1">function</text:span>(){</text:p>
      <text:p text:style-name="P1"><text:span text:style-name="T14">console</text:span>.<text:span text:style-name="T14">log</text:span>(<text:span text:style-name="T19">"aww so cute!"</text:span>);</text:p>
      <text:p text:style-name="P1">};</text:p>
      <text:p text:style-name="P1">},</text:p>
      <text:p text:style-name="P1"><text:span text:style-name="T14">singMixin</text:span>: <text:span text:style-name="T1">function</text:span>(<text:span text:style-name="T14">obj</text:span>){</text:p>
      <text:p text:style-name="P1"><text:span text:style-name="T14">obj</text:span>.<text:span text:style-name="T14">sing</text:span> = <text:span text:style-name="T1">function</text:span>(){</text:p>
      <text:p text:style-name="P1"><text:span text:style-name="T14">console</text:span>.<text:span text:style-name="T14">log</text:span>(<text:span text:style-name="T19">"Sing Sing Sing!"</text:span>);</text:p>
      <text:p text:style-name="P1">};</text:p>
      <text:p text:style-name="P1">}</text:p>
      <text:p text:style-name="P1">}</text:p>
      <text:p text:style-name="P1">})();</text:p>
      <text:p text:style-name="P34"/>
      <text:p text:style-name="P34"/>
      <text:p text:style-name="P34"><text:soft-page-break/></text:p>
      <text:p text:style-name="P1"/>
      <text:p text:style-name="P20"/>
      <text:p text:style-name="P21"/>
      <text:p text:style-name="P39"><text:span text:style-name="T30"/></text:p>
      <text:p text:style-name="P34"/>
      <text:p text:style-name="P34"/>
      <text:p text:style-name="P40"/>
      <text:p text:style-name="P38"><text:span text:style-name="T23"/></text:p>
      <text:p text:style-name="P38"><text:span text:style-name="T30"><text:s/></text:span></text:p>
      <text:p text:style-name="P37"><text:span text:style-name="T30"/></text:p>
      <text:p text:style-name="P34"/>
      <text:p text:style-name="P1"><text:span text:style-name="T61"/></text:p>
      <text:p text:style-name="P8"/>
      <text:p text:style-name="P8"><text:span text:style-name="Source_20_Text"/></text:p>
      <text:p text:style-name="P19"><text:span text:style-name="Source_20_Text"><text:span text:style-name="T28"/></text:span></text:p>
      <text:p text:style-name="P3"><text:span text:style-name="Source_20_Text"><text:span text:style-name="T35"/></text:span></text:p>
      <text:p text:style-name="P3"><text:s/></text:p>
      <text:p text:style-name="P1"/>
      <text:p text:style-name="P6"/>
      <text:p text:style-name="P1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ato" svg:font-family="Lato, apple-system, BlinkMacSystemFont, 'Segoe UI', Roboto, Oxygen, Ubuntu, Cantarell, 'Fira Sans', 'Droid Sans', 'Helvetica Neue', sans-serif"/>
    <style:font-face style:name="Lato1" svg:font-family="Lato, sans-serif"/>
    <style:font-face style:name="SFMono-Regular" svg:font-family="SFMono-Regular, Consolas, 'Roboto Mono', 'Droid Sans Mono', 'Liberation Mono', Menlo, Courier, monospace"/>
    <style:font-face style:name="monospace" svg:font-family="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8T13:52:51.535000000</meta:creation-date>
    <meta:editing-duration>PT43M16S</meta:editing-duration>
    <meta:editing-cycles>5</meta:editing-cycles>
    <meta:generator>LibreOffice/6.2.3.2$Windows_X86_64 LibreOffice_project/aecc05fe267cc68dde00352a451aa867b3b546ac</meta:generator>
    <dc:date>2020-09-18T15:41:01.803000000</dc:date>
    <meta:document-statistic meta:table-count="0" meta:image-count="0" meta:object-count="0" meta:page-count="11" meta:paragraph-count="298" meta:word-count="1325" meta:character-count="8603" meta:non-whitespace-character-count="7543"/>
  </office:meta>
</office:document-meta>
</file>